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72000003036897BBB1E2F4E57A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2.086cm" fo:min-width="2.374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Project Plan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2" draw:layer="layout" svg:width="27.999cm" svg:height="15.485cm" svg:x="-0.297cm" svg:y="0.331cm">
          <draw:image xlink:href="Pictures/1000020100000572000003036897BBB1E2F4E57A.png" xlink:type="simple" xlink:show="embed" xlink:actuate="onLoad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3" draw:text-style-name="P2" draw:layer="layout" svg:width="4.064cm" svg:height="3.302cm" svg:x="1.778cm" svg:y="1.016cm">
          <text:p text:style-name="P2"><text:a xlink:href="../../Robot_Arm/Basic_arm.odp" xlink:type="simple">Basic arm</text:a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064cm" svg:height="3.302cm" svg:x="8.128cm" svg:y="1.016cm">
          <text:p text:style-name="P2">Wav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064cm" svg:height="3.302cm" svg:x="14.732cm" svg:y="1.016cm">
          <text:p text:style-name="P2">Control<text:line-break/>arm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064cm" svg:height="3.302cm" svg:x="21.082cm" svg:y="1.016cm">
          <text:p text:style-name="P2">Picup <text:line-break/>objec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4.064cm" svg:height="3.302cm" svg:x="1.524cm" svg:y="6.096cm">
          <text:p text:style-name="P2">Enviromental<text:line-break/>detection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4:26:50.619587196</meta:creation-date>
    <meta:generator>LibreOffice/6.0.7.3$Linux_X86_64 LibreOffice_project/00m0$Build-3</meta:generator>
    <dc:date>2020-03-28T14:54:04.220072848</dc:date>
    <meta:editing-duration>PT20M50S</meta:editing-duration>
    <meta:editing-cycles>3</meta:editing-cycles>
    <meta:document-statistic meta:object-count="35"/>
  </office:meta>
</office:document-meta>
</file>